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90000019A9D14256703B0AF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5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2.448cm" svg:height="4.971cm" svg:x="2.887cm" svg:y="7.438cm">
          <draw:text-box>
            <text:p text:style-name="P1"><text:span text:style-name="T1">Data Visualization and Storytelling </text:span></text:p>
            <text:p text:style-name="P1"><text:span text:style-name="T1">Lorenzo B. Sta. Maria Jr. </text:span></text:p>
            <text:p text:style-name="P1"><text:span text:style-name="T1">MSDS #18855650 </text:span></text:p>
            <text:p text:style-name="P1"><text:span text:style-name="T1"/></text:p>
            <text:p text:style-name="P1"><text:span text:style-name="T1">Homework: #SWDchallen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6.7cm" svg:height="15.016cm" svg:x="0.6cm" svg:y="3.1cm">
          <draw:image xlink:href="Pictures/10000201000002D90000019A9D14256703B0AF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6:21:43.039939753</meta:creation-date>
    <dc:date>2018-04-05T21:21:43.101511049</dc:date>
    <meta:editing-duration>PT21M19S</meta:editing-duration>
    <meta:editing-cycles>1</meta:editing-cycles>
    <meta:document-statistic meta:object-count="27"/>
    <meta:generator>LibreOffice/5.4.5.1$Linux_X86_64 LibreOffice_project/40m0$Build-1</meta:generator>
  </office:meta>
</office:document-meta>
</file>